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rebuchet MS" svg:font-family="'Trebuchet MS'"/>
    <style:font-face style:name="Trebuchet MS1" svg:font-family="'Trebuchet MS'"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2" style:family="paragraph" style:parent-style-name="Standard">
      <style:paragraph-properties fo:line-height="150%" fo:text-align="justify" style:justify-single-word="false"/>
      <style:text-properties fo:font-weight="bold" fo:background-color="transparent"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Trebuchet MS1"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style:font-name="Trebuchet MS1" fo:font-size="10pt" fo:font-style="italic" fo:font-weight="normal" style:font-size-asian="10pt" style:font-style-asian="italic" style:font-weight-asian="normal"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contraception : une affaire de femmes ?</text:p>
      <text:p text:style-name="P2"/>
      <text:p text:style-name="P2"><text:tab/><text:span text:style-name="T1">C'est une idée largement répandue que la contraception est, avant tout, une affaire de femme. C'est à elle que profite le plus la mise à disposition des moyens contraceptifs puisque c'est elle qu'ils libèrent de la grossesse, lui offrant le contrôle de son corps et la possibilité de planifier quand elle désirera enfanter. Notons par ailleurs que la plupart des méthodes disponibles sont des méthodes qui s'adressent aux femmes, mis à part le préservatif masculin et les spermicides. Si, depuis le début des années 2000, des recherches sur une « pilule masculine » sont en cours, elle ne sera pas commercialisée avant que ses effets secondaires aient pu être corrigés et analysés sur le long terme. </text:span></text:p>
      <text:p text:style-name="P1"/>
      <text:p text:style-name="P2"><text:span text:style-name="T1">Une affaire de femme donc, et de fait : des deux sexes, seule la femme a la capacité d'enfanter. Bien sur, la procréation est une action qui implique deux partenaires de sexes opposés. Il n'en reste pas moins que le corps de l'homme n'est pas forgé à cette fin. Ce qui aurait pu être conçu comme supériorité de la femme a été, au fil des siècles, métamorphosé comme signe d'une infériorité du beau sexe et a fini par permettre une certaine forme de domination masculine</text:span><text:span text:style-name="T1"><text:note text:id="ftn1" text:note-class="footnote"><text:note-citation>1</text:note-citation><text:note-body><text:p text:style-name="Footnote"><text:span text:style-name="T2">Dorland-Pottier, C. (2004). « Un enfant si je veux, un enfant quand je veux ». </text:span><text:span text:style-name="T3">Le journal des psychologues, </text:span><text:span text:style-name="T2">218, pp. 30-33.</text:span></text:p></text:note-body></text:note></text:span><text:span text:style-name="T1">. </text:span></text:p>
      <text:p text:style-name="P1">La contraception est souvent prise en charge par la femme mais c'est souvent moins le signe d'une domination d'un sexe sur l'autre que la conséquence logique de la constitution biologique des corps féminins et masculins. Dans les faits, les pratiques contraceptives peuvent être discutées et rien n'empêche le partenaire masculin de s'impliquer dans les démarches contraceptives de sa compagne. Cette implication, si elle est acceptée, lui redonne en effet une place dans le rapport sexuel conçu comme un échange de plaisir avec l'autre et non pas comme un moyen d'obtenir chacun son plaisir de manière individuelle par l'intermédiaire du corps de l'autre. Par ailleurs, diverses études notent que l'implication du partenaire va induire chez les femmes une utilisation plus cohérente des contraceptifs<text:note text:id="ftn0" text:note-class="footnote"><text:note-citation>2</text:note-citation><text:note-body><text:p text:style-name="Footnote"><text:span text:style-name="T2">Weisman, C., Plichta, S., Nathanson, C., Chase, G., Ensminger, M. &amp; Courtland Robinson, J. (1991) Adolescent Women's Contraceptive Decision Making. </text:span><text:span text:style-name="T3">Journal of Health and Social Behavior</text:span><text:span text:style-name="T2">, 32 (2), pp. 130-144.; </text:span></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rebuchet MS" svg:font-family="'Trebuchet MS'"/>
    <style:font-face style:name="Trebuchet MS1" svg:font-family="'Trebuchet MS'"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1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name-complex="Tahoma1"/>
    </style:style>
    <style:style style:name="Caption" style:family="paragraph" style:parent-style-name="Standard" style:class="extra">
      <style:paragraph-properties fo:margin-top="0.212cm" fo:margin-bottom="0.212cm" text:number-lines="false" text:line-number="0"/>
      <style:text-properties style:font-name="Trebuchet M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rebuchet M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23T13:46:16.37</meta:creation-date>
    <dc:date>2009-02-24T14:38:52.12</dc:date>
    <meta:editing-duration>PT02H19M14S</meta:editing-duration>
    <meta:editing-cycles>2</meta:editing-cycles>
    <meta:generator>OpenOffice.org/3.0$Win32 OpenOffice.org_project/300m9$Build-9358</meta:generator>
    <meta:document-statistic meta:table-count="0" meta:image-count="0" meta:object-count="0" meta:page-count="1" meta:paragraph-count="6" meta:word-count="386" meta:character-count="2349"/>
    <meta:user-defined meta:name="Info 1"/>
    <meta:user-defined meta:name="Info 2"/>
    <meta:user-defined meta:name="Info 3"/>
    <meta:user-defined meta:name="Info 4"/>
  </office:meta>
</office:document-meta>
</file>